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7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5.43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4.89mm"/>
    </style:style>
    <style:style style:name="co7" style:family="table-column">
      <style:table-column-properties fo:break-before="auto" style:column-width="6.79mm"/>
    </style:style>
    <style:style style:name="co8" style:family="table-column">
      <style:table-column-properties fo:break-before="auto" style:column-width="6.2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cfe7f5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33ff99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-bottom="0.06pt solid #000000" fo:background-color="#ff9900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0.06pt solid #000000" fo:background-color="#cfe7f5" fo:border-left="0.06pt solid #000000" fo:border-right="none" fo:border-top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4" table:default-cell-style-name="ce3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3"/>
        <table:table-column table:style-name="co9" table:number-columns-repeated="1008" table:default-cell-style-name="ce1"/>
        <table:table-row table:style-name="ro1" from="1" to="1" number="1">
          <table:table-cell table:style-name="Default"/>
          <table:table-cell table:style-name="ce5" office:value-type="string" calcext:value-type="string">
            <text:p>15 deep level data test</text:p>
          </table:table-cell>
          <table:table-cell table:style-name="Default" table:number-columns-repeated="1022"/>
        </table:table-row>
        <table:table-row table:style-name="ro2" from="2" to="2" number="2" range_name="Level1Data" range_level="1" range_start="Level1Data" ranges="Level1Data" done="true">
          <table:table-cell/>
          <table:table-cell table:style-name="ce6" office:value-type="string" calcext:value-type="string">
            <text:p>Level1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2" from="3" to="3" number="3" range_name="Level2Data" range_level="2" range_start="Level2Data" ranges="Level1Data,Level2Data" range_parent="Level1Data" done="true">
          <table:table-cell table:style-name="ce2" table:number-columns-repeated="2"/>
          <table:table-cell table:style-name="ce7" office:value-type="string" calcext:value-type="string">
            <text:p>Level2</text:p>
          </table:table-cell>
          <table:table-cell table:style-name="ce2" table:number-columns-repeated="1021"/>
        </table:table-row>
        <table:table-row table:style-name="ro2" from="3" to="3" number="3" range_name="Level2Data" range_level="2" range_start="Level2Data" ranges="Level1Data,Level2Data" range_parent="Level1Data" done="true">
          <table:table-cell table:style-name="ce2" table:number-columns-repeated="2"/>
          <table:table-cell table:style-name="ce7" office:value-type="string" calcext:value-type="string">
            <text:p>Level2</text:p>
          </table:table-cell>
          <table:table-cell table:style-name="ce2" table:number-columns-repeated="1021"/>
        </table:table-row>
        <table:table-row table:style-name="ro2" from="3" to="3" number="3" range_name="Level2Data" range_level="2" range_start="Level2Data" ranges="Level1Data,Level2Data" range_parent="Level1Data" done="true">
          <table:table-cell table:style-name="ce2" table:number-columns-repeated="2"/>
          <table:table-cell table:style-name="ce7" office:value-type="string" calcext:value-type="string">
            <text:p>Level2</text:p>
          </table:table-cell>
          <table:table-cell table:style-name="ce2" table:number-columns-repeated="1021"/>
        </table:table-row>
        <table:table-row table:style-name="ro2" from="4" to="4" number="4" range_name="Level3Data" range_level="3" range_start="Level3Data" ranges="Level1Data,Level2Data,Level3Data" range_parent="Level2Data" done="true">
          <table:table-cell table:style-name="ce3"/>
          <table:table-cell/>
          <table:table-cell table:style-name="ce3"/>
          <table:table-cell table:style-name="ce8" office:value-type="string" calcext:value-type="string">
            <text:p>Level3</text:p>
          </table:table-cell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5" to="5" number="5" range_name="Level4Data" range_level="4" range_start="Level4Data" ranges="Level1Data,Level2Data,Level3Data,Level4Data" range_parent="Level3Data" done="true">
          <table:table-cell/>
          <table:table-cell table:style-name="ce1"/>
          <table:table-cell table:number-columns-repeated="2"/>
          <table:table-cell table:style-name="ce9" office:value-type="string" calcext:value-type="string">
            <text:p>Level4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2" from="6" to="6" number="6" range_name="Level5Data" range_level="5" range_start="Level5Data" ranges="Level1Data,Level2Data,Level3Data,Level4Data,Level5Data" range_parent="Level4Data" done="true">
          <table:table-cell table:style-name="ce2" table:number-columns-repeated="5"/>
          <table:table-cell table:style-name="ce7" office:value-type="string" calcext:value-type="string">
            <text:p>Level5</text:p>
          </table:table-cell>
          <table:table-cell table:style-name="ce2" table:number-columns-repeated="1018"/>
        </table:table-row>
        <table:table-row table:style-name="ro2" from="6" to="6" number="6" range_name="Level5Data" range_level="5" range_start="Level5Data" ranges="Level1Data,Level2Data,Level3Data,Level4Data,Level5Data" range_parent="Level4Data" done="true">
          <table:table-cell table:style-name="ce2" table:number-columns-repeated="5"/>
          <table:table-cell table:style-name="ce7" office:value-type="string" calcext:value-type="string">
            <text:p>Level5</text:p>
          </table:table-cell>
          <table:table-cell table:style-name="ce2" table:number-columns-repeated="1018"/>
        </table:table-row>
        <table:table-row table:style-name="ro2" from="5" to="5" number="5" range_name="Level4Data" range_level="4" range_start="Level4Data" ranges="Level1Data,Level2Data,Level3Data,Level4Data" range_parent="Level3Data" done="true">
          <table:table-cell/>
          <table:table-cell table:style-name="ce1"/>
          <table:table-cell table:number-columns-repeated="2"/>
          <table:table-cell table:style-name="ce9" office:value-type="string" calcext:value-type="string">
            <text:p>Level4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2" from="5" to="5" number="5" range_name="Level4Data" range_level="4" range_start="Level4Data" ranges="Level1Data,Level2Data,Level3Data,Level4Data" range_parent="Level3Data" done="true">
          <table:table-cell/>
          <table:table-cell table:style-name="ce1"/>
          <table:table-cell table:number-columns-repeated="2"/>
          <table:table-cell table:style-name="ce9" office:value-type="string" calcext:value-type="string">
            <text:p>Level4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2" from="5" to="5" number="5" range_name="Level4Data" range_level="4" range_start="Level4Data" ranges="Level1Data,Level2Data,Level3Data,Level4Data" range_parent="Level3Data" done="true">
          <table:table-cell/>
          <table:table-cell table:style-name="ce1"/>
          <table:table-cell table:number-columns-repeated="2"/>
          <table:table-cell table:style-name="ce9" office:value-type="string" calcext:value-type="string">
            <text:p>Level4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2" from="6" to="6" number="6" range_name="Level5Data" range_level="5" range_start="Level5Data" ranges="Level1Data,Level2Data,Level3Data,Level4Data,Level5Data" range_parent="Level4Data" done="true">
          <table:table-cell table:style-name="ce2" table:number-columns-repeated="5"/>
          <table:table-cell table:style-name="ce7" office:value-type="string" calcext:value-type="string">
            <text:p>Level5</text:p>
          </table:table-cell>
          <table:table-cell table:style-name="ce2" table:number-columns-repeated="1018"/>
        </table:table-row>
        <table:table-row table:style-name="ro2" from="7" to="7" number="7" range_name="Level6Data" range_level="6" range_start="Level6Data" ranges="Level1Data,Level2Data,Level3Data,Level4Data,Level5Data,Level6Data" range_parent="Level5Data" done="true"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style-name="ce8" office:value-type="string" calcext:value-type="string">
            <text:p>Level6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8" to="8" number="8" range_name="Level7Data" range_level="7" range_start="Level7Data" ranges="Level1Data,Level2Data,Level3Data,Level4Data,Level5Data,Level6Data,Level7Data" range_parent="Level6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9" office:value-type="string" calcext:value-type="string">
            <text:p>Level7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2" from="9" to="9" number="9" range_name="Level8Data" range_level="8" range_start="Level8Data" ranges="Level1Data,Level2Data,Level3Data,Level4Data,Level5Data,Level6Data,Level7Data,Level8Data" range_parent="Level7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8" office:value-type="string" calcext:value-type="string">
            <text:p>Level8</text:p>
          </table:table-cell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0" to="10" number="10" range_name="Level9Data" range_level="9" range_start="Level9Data" ranges="Level1Data,Level2Data,Level3Data,Level4Data,Level5Data,Level6Data,Level7Data,Level8Data,Level9Data" range_parent="Level8Data" done="true">
          <table:table-cell table:style-name="ce2" table:number-columns-repeated="9"/>
          <table:table-cell table:style-name="ce7" office:value-type="string" calcext:value-type="string">
            <text:p>Level9</text:p>
          </table:table-cell>
          <table:table-cell table:style-name="ce2" table:number-columns-repeated="1014"/>
        </table:table-row>
        <table:table-row table:style-name="ro2" from="11" to="11" number="11" range_name="Level10Data" range_level="10" range_start="Level10Data" ranges="Level1Data,Level2Data,Level3Data,Level4Data,Level5Data,Level6Data,Level7Data,Level8Data,Level9Data,Level10Data" range_parent="Level9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style-name="ce8" office:value-type="string" calcext:value-type="string">
            <text:p>Level 10</text:p>
          </table:table-cell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9" to="9" number="9" range_name="Level8Data" range_level="8" range_start="Level8Data" ranges="Level1Data,Level2Data,Level3Data,Level4Data,Level5Data,Level6Data,Level7Data,Level8Data" range_parent="Level7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8" office:value-type="string" calcext:value-type="string">
            <text:p>Level8</text:p>
          </table:table-cell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0" to="10" number="10" range_name="Level9Data" range_level="9" range_start="Level9Data" ranges="Level1Data,Level2Data,Level3Data,Level4Data,Level5Data,Level6Data,Level7Data,Level8Data,Level9Data" range_parent="Level8Data" done="true">
          <table:table-cell table:style-name="ce2" table:number-columns-repeated="9"/>
          <table:table-cell table:style-name="ce7" office:value-type="string" calcext:value-type="string">
            <text:p>Level9</text:p>
          </table:table-cell>
          <table:table-cell table:style-name="ce2" table:number-columns-repeated="1014"/>
        </table:table-row>
        <table:table-row table:style-name="ro2" from="11" to="11" number="11" range_name="Level10Data" range_level="10" range_start="Level10Data" ranges="Level1Data,Level2Data,Level3Data,Level4Data,Level5Data,Level6Data,Level7Data,Level8Data,Level9Data,Level10Data" range_parent="Level9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style-name="ce8" office:value-type="string" calcext:value-type="string">
            <text:p>Level 10</text:p>
          </table:table-cell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9" to="9" number="9" range_name="Level8Data" range_level="8" range_start="Level8Data" ranges="Level1Data,Level2Data,Level3Data,Level4Data,Level5Data,Level6Data,Level7Data,Level8Data" range_parent="Level7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8" office:value-type="string" calcext:value-type="string">
            <text:p>Level8</text:p>
          </table:table-cell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0" to="10" number="10" range_name="Level9Data" range_level="9" range_start="Level9Data" ranges="Level1Data,Level2Data,Level3Data,Level4Data,Level5Data,Level6Data,Level7Data,Level8Data,Level9Data" range_parent="Level8Data" done="true">
          <table:table-cell table:style-name="ce2" table:number-columns-repeated="9"/>
          <table:table-cell table:style-name="ce7" office:value-type="string" calcext:value-type="string">
            <text:p>Level9</text:p>
          </table:table-cell>
          <table:table-cell table:style-name="ce2" table:number-columns-repeated="1014"/>
        </table:table-row>
        <table:table-row table:style-name="ro2" from="11" to="11" number="11" range_name="Level10Data" range_level="10" range_start="Level10Data" ranges="Level1Data,Level2Data,Level3Data,Level4Data,Level5Data,Level6Data,Level7Data,Level8Data,Level9Data,Level10Data" range_parent="Level9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style-name="ce8" office:value-type="string" calcext:value-type="string">
            <text:p>Level 10</text:p>
          </table:table-cell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6" to="6" number="6" range_name="Level5Data" range_level="5" range_start="Level5Data" ranges="Level1Data,Level2Data,Level3Data,Level4Data,Level5Data" range_parent="Level4Data" done="true">
          <table:table-cell table:style-name="ce2" table:number-columns-repeated="5"/>
          <table:table-cell table:style-name="ce7" office:value-type="string" calcext:value-type="string">
            <text:p>Level5</text:p>
          </table:table-cell>
          <table:table-cell table:style-name="ce2" table:number-columns-repeated="1018"/>
        </table:table-row>
        <table:table-row table:style-name="ro2" from="7" to="7" number="7" range_name="Level6Data" range_level="6" range_start="Level6Data" ranges="Level1Data,Level2Data,Level3Data,Level4Data,Level5Data,Level6Data" range_parent="Level5Data" done="true"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style-name="ce8" office:value-type="string" calcext:value-type="string">
            <text:p>Level6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8" to="8" number="8" range_name="Level7Data" range_level="7" range_start="Level7Data" ranges="Level1Data,Level2Data,Level3Data,Level4Data,Level5Data,Level6Data,Level7Data" range_parent="Level6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9" office:value-type="string" calcext:value-type="string">
            <text:p>Level7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2" from="9" to="9" number="9" range_name="Level8Data" range_level="8" range_start="Level8Data" ranges="Level1Data,Level2Data,Level3Data,Level4Data,Level5Data,Level6Data,Level7Data,Level8Data" range_parent="Level7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8" office:value-type="string" calcext:value-type="string">
            <text:p>Level8</text:p>
          </table:table-cell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0" to="10" number="10" range_name="Level9Data" range_level="9" range_start="Level9Data" ranges="Level1Data,Level2Data,Level3Data,Level4Data,Level5Data,Level6Data,Level7Data,Level8Data,Level9Data" range_parent="Level8Data" done="true">
          <table:table-cell table:style-name="ce2" table:number-columns-repeated="9"/>
          <table:table-cell table:style-name="ce7" office:value-type="string" calcext:value-type="string">
            <text:p>Level9</text:p>
          </table:table-cell>
          <table:table-cell table:style-name="ce2" table:number-columns-repeated="1014"/>
        </table:table-row>
        <table:table-row table:style-name="ro2" from="11" to="11" number="11" range_name="Level10Data" range_level="10" range_start="Level10Data" ranges="Level1Data,Level2Data,Level3Data,Level4Data,Level5Data,Level6Data,Level7Data,Level8Data,Level9Data,Level10Data" range_parent="Level9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style-name="ce8" office:value-type="string" calcext:value-type="string">
            <text:p>Level 10</text:p>
          </table:table-cell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9" to="9" number="9" range_name="Level8Data" range_level="8" range_start="Level8Data" ranges="Level1Data,Level2Data,Level3Data,Level4Data,Level5Data,Level6Data,Level7Data,Level8Data" range_parent="Level7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8" office:value-type="string" calcext:value-type="string">
            <text:p>Level8</text:p>
          </table:table-cell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0" to="10" number="10" range_name="Level9Data" range_level="9" range_start="Level9Data" ranges="Level1Data,Level2Data,Level3Data,Level4Data,Level5Data,Level6Data,Level7Data,Level8Data,Level9Data" range_parent="Level8Data" done="true">
          <table:table-cell table:style-name="ce2" table:number-columns-repeated="9"/>
          <table:table-cell table:style-name="ce7" office:value-type="string" calcext:value-type="string">
            <text:p>Level9</text:p>
          </table:table-cell>
          <table:table-cell table:style-name="ce2" table:number-columns-repeated="1014"/>
        </table:table-row>
        <table:table-row table:style-name="ro2" from="11" to="11" number="11" range_name="Level10Data" range_level="10" range_start="Level10Data" ranges="Level1Data,Level2Data,Level3Data,Level4Data,Level5Data,Level6Data,Level7Data,Level8Data,Level9Data,Level10Data" range_parent="Level9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style-name="ce8" office:value-type="string" calcext:value-type="string">
            <text:p>Level 10</text:p>
          </table:table-cell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9" to="9" number="9" range_name="Level8Data" range_level="8" range_start="Level8Data" ranges="Level1Data,Level2Data,Level3Data,Level4Data,Level5Data,Level6Data,Level7Data,Level8Data" range_parent="Level7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8" office:value-type="string" calcext:value-type="string">
            <text:p>Level8</text:p>
          </table:table-cell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0" to="10" number="10" range_name="Level9Data" range_level="9" range_start="Level9Data" ranges="Level1Data,Level2Data,Level3Data,Level4Data,Level5Data,Level6Data,Level7Data,Level8Data,Level9Data" range_parent="Level8Data" done="true">
          <table:table-cell table:style-name="ce2" table:number-columns-repeated="9"/>
          <table:table-cell table:style-name="ce7" office:value-type="string" calcext:value-type="string">
            <text:p>Level9</text:p>
          </table:table-cell>
          <table:table-cell table:style-name="ce2" table:number-columns-repeated="1014"/>
        </table:table-row>
        <table:table-row table:style-name="ro2" from="11" to="11" number="11" range_name="Level10Data" range_level="10" range_start="Level10Data" ranges="Level1Data,Level2Data,Level3Data,Level4Data,Level5Data,Level6Data,Level7Data,Level8Data,Level9Data,Level10Data" range_parent="Level9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style-name="ce8" office:value-type="string" calcext:value-type="string">
            <text:p>Level 10</text:p>
          </table:table-cell>
          <table:table-cell/>
          <table:table-cell table:style-name="ce3" table:number-columns-repeated="3"/>
          <table:table-cell/>
          <table:table-cell table:style-name="ce3"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2" to="12" number="12" range_name="Level11Data" range_level="11" range_start="Level11Data" ranges="Level1Data,Level2Data,Level3Data,Level4Data,Level5Data,Level6Data,Level7Data,Level8Data,Level9Data,Level10Data,Level11Data" range_parent="Level10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9" office:value-type="string" calcext:value-type="string">
            <text:p>Level 11</text:p>
          </table:table-cell>
          <table:table-cell table:number-columns-repeated="3"/>
          <table:table-cell table:style-name="ce1"/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3" to="13" number="13" range_name="Level12Data" range_level="12" range_start="Level12Data" ranges="Level1Data,Level2Data,Level3Data,Level4Data,Level5Data,Level6Data,Level7Data,Level8Data,Level9Data,Level10Data,Level11Data,Level12Data" range_parent="Level11Data" done="true">
          <table:table-cell table:style-name="ce4" table:number-columns-repeated="12"/>
          <table:table-cell table:style-name="ce10" office:value-type="string" calcext:value-type="string">
            <text:p>Level 12</text:p>
          </table:table-cell>
          <table:table-cell table:style-name="ce4" table:number-columns-repeated="1011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4" to="14" number="14" range_name="Level13Data" range_level="13" range_start="Level13Data" ranges="Level1Data,Level2Data,Level3Data,Level4Data,Level5Data,Level6Data,Level7Data,Level8Data,Level9Data,Level10Data,Level11Data,Level12Data,Level13Data" range_parent="Level12Data" done="true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style-name="ce8" office:value-type="string" calcext:value-type="string">
            <text:p>Level 13</text:p>
          </table:table-cell>
          <table:table-cell table:style-name="ce3"/>
          <table:table-cell/>
          <table:table-cell table:style-name="ce3" table:number-columns-repeated="1008"/>
        </table:table-row>
        <table:table-row table:style-name="ro2" from="15" to="15" number="15" range_name="Level14Data" range_level="14" range_start="Level14Data" ranges="Level1Data,Level2Data,Level3Data,Level4Data,Level5Data,Level6Data,Level7Data,Level8Data,Level9Data,Level10Data,Level11Data,Level12Data,Level13Data,Level14Data" range_parent="Level13Data" done="true">
          <table:table-cell table:style-name="ce2" table:number-columns-repeated="14"/>
          <table:table-cell table:style-name="ce7" office:value-type="string" calcext:value-type="string">
            <text:p>Level 14</text:p>
          </table:table-cell>
          <table:table-cell table:style-name="ce2" table:number-columns-repeated="1009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6" to="16" number="16" range_name="Level15Data" range_level="15" range_start="Level15Data" range_end="Level1Data,Level2Data,Level3Data,Level4Data,Level5Data,Level6Data,Level7Data,Level8Data,Level9Data,Level10Data,Level11Data,Level12Data,Level13Data,Level14Data,Level15Data" ranges="Level1Data,Level2Data,Level3Data,Level4Data,Level5Data,Level6Data,Level7Data,Level8Data,Level9Data,Level10Data,Level11Data,Level12Data,Level13Data,Level14Data,Level15Data" range_parent="Level14Data" done="true"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9" office:value-type="string" calcext:value-type="string">
            <text:p>Level15</text:p>
          </table:table-cell>
          <table:table-cell table:number-columns-repeated="1008"/>
        </table:table-row>
        <table:table-row table:style-name="ro2" from="17" to="17" number="17">
          <table:table-cell table:style-name="Default"/>
          <table:table-cell table:style-name="Default" office:value-type="string" calcext:value-type="string">
            <text:p>2016-09-26</text:p>
          </table:table-cell>
          <table:table-cell table:style-name="Default" table:number-columns-repeated="1022"/>
        </table:table-row>
      </table:table>
      <table:named-expressions>
        <table:named-range table:name="Level10Data" table:base-cell-address="$Лист1.$A$4" table:cell-range-address="$Лист1.$A$11:.$AMJ$16" table:range-usable-as="repeat-row" id="range1"/>
        <table:named-range table:name="Level11Data" table:base-cell-address="$Лист1.$A$4" table:cell-range-address="$Лист1.$A$12:.$AMJ$16" table:range-usable-as="repeat-row" id="range2"/>
        <table:named-range table:name="Level12Data" table:base-cell-address="$Лист1.$A$4" table:cell-range-address="$Лист1.$A$13:.$AMJ$16" table:range-usable-as="repeat-row" id="range3"/>
        <table:named-range table:name="Level13Data" table:base-cell-address="$Лист1.$A$4" table:cell-range-address="$Лист1.$A$14:.$AMJ$16" table:range-usable-as="repeat-row" id="range4"/>
        <table:named-range table:name="Level14Data" table:base-cell-address="$Лист1.$A$4" table:cell-range-address="$Лист1.$A$15:.$AMJ$16" table:range-usable-as="repeat-row" id="range5"/>
        <table:named-range table:name="Level15Data" table:base-cell-address="$Лист1.$A$4" table:cell-range-address="$Лист1.$A$16:.$AMJ$16" table:range-usable-as="repeat-row" id="range6"/>
        <table:named-range table:name="Level1Data" table:base-cell-address="$Лист1.$A$4" table:cell-range-address="$Лист1.$A$2:.$AMJ$16" table:range-usable-as="repeat-row" id="range7"/>
        <table:named-range table:name="Level2Data" table:base-cell-address="$Лист1.$A$4" table:cell-range-address="$Лист1.$A$3:.$AMJ$16" table:range-usable-as="repeat-row" id="range8"/>
        <table:named-range table:name="Level3Data" table:base-cell-address="$Лист1.$A$4" table:cell-range-address="$Лист1.$A$4:.$AMJ$16" table:range-usable-as="repeat-row" id="range9"/>
        <table:named-range table:name="Level4Data" table:base-cell-address="$Лист1.$A$13" table:cell-range-address="$Лист1.$A$5:.$AMJ$16" table:range-usable-as="repeat-row" id="range10"/>
        <table:named-range table:name="Level5Data" table:base-cell-address="$Лист1.$A$4" table:cell-range-address="$Лист1.$A$6:.$AMJ$16" table:range-usable-as="repeat-row" id="range11"/>
        <table:named-range table:name="Level6Data" table:base-cell-address="$Лист1.$A$4" table:cell-range-address="$Лист1.$A$7:.$AMJ$16" table:range-usable-as="repeat-row" id="range12"/>
        <table:named-range table:name="Level7Data" table:base-cell-address="$Лист1.$A$4" table:cell-range-address="$Лист1.$A$8:.$AMJ$16" table:range-usable-as="repeat-row" id="range13"/>
        <table:named-range table:name="Level8Data" table:base-cell-address="$Лист1.$A$4" table:cell-range-address="$Лист1.$A$9:.$AMJ$16" table:range-usable-as="repeat-row" id="range14"/>
        <table:named-range table:name="Level9Data" table:base-cell-address="$Лист1.$A$4" table:cell-range-address="$Лист1.$A$10:.$AMJ$16" table:range-usable-as="repeat-row" id="range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.00.0000</text:date>, <text:time style:data-style-name="N2" text:time-value="12:58:01.83031160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2:36:42.568564079</meta:creation-date>
    <dc:date>2016-09-27T12:59:03.815569244</dc:date>
    <meta:editing-duration>PT18M35S</meta:editing-duration>
    <meta:editing-cycles>7</meta:editing-cycles>
    <meta:generator>LibreOffice/5.1.4.2$Linux_X86_64 LibreOffice_project/10m0$Build-2</meta:generator>
    <meta:document-statistic meta:table-count="1" meta:cell-count="17" meta:object-count="0"/>
  </office:meta>
</office:document-meta>
</file>